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55cm" fo:min-width="0cm"/>
    </style:style>
    <style:style style:name="gr4" style:family="graphic" style:parent-style-name="standard">
      <style:graphic-properties draw:stroke="none" draw:fill="none" fo:min-height="3.08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8" style:family="paragraph">
      <loext:graphic-properties draw:fill="none"/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T1" style:family="text">
      <style:text-properties style:font-name="Mono"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to Jenkins Jobs Buil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a xlink:href="https://github.com/dankolbrs/jenkins-jobs-howto" xlink:type="simple">https://github.com/dankolbrs/jenkins-jobs-howto</text:a></text:p>
            <text:p>http://docs.openstack.org/infra/jenkins-job-builder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enkins-Jobs-Buil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llows SCM of Jenkins Jobs</text:p>
              </text:list-item>
              <text:list-item>
                <text:p>Build Jenkins Jobs from CLI, rather than UI</text:p>
              </text:list-item>
              <text:list-item>
                <text:p>Does not SCM: </text:p>
                <text:list>
                  <text:list-item>
                    <text:p>Plugins</text:p>
                  </text:list-item>
                  <text:list-item>
                    <text:p>Jenkins Environment</text:p>
                  </text:list-item>
                  <text:list-item>
                    <text:p>Credentials</text:p>
                  </text:list-item>
                </text:list>
              </text:list-item>
              <text:list-item>
                <text:p>Cannot export existing jo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tup Environ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ip install jenkins-jobs-builder</text:p>
              </text:list-item>
              <text:list-item>
                <text:p>Configuration file jenkins_jobs.ini</text:p>
                <text:list>
                  <text:list-item>
                    <text:p>Log into Jenkins</text:p>
                  </text:list-item>
                  <text:list-item>
                    <text:p>User &gt;&gt; Configure</text:p>
                  </text:list-item>
                  <text:list-item>
                    <text:p>Show API Token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4.307cm" svg:height="8.072cm" svg:x="5.334cm" svg:y="12.502cm">
          <draw:text-box>
            <text:p>[job_builder]</text:p>
            <text:p>ignore_cache=True</text:p>
            <text:p>keep_descriptions=False</text:p>
            <text:p>allow_duplicates=False</text:p>
            <text:p>recursive=False</text:p>
            <text:p/>
            <text:p>[jenkins]</text:p>
            <text:p>user=jenkins</text:p>
            <text:p>password=e9492775e67e4163273f34f2aba7efd3</text:p>
            <text:p>url=http://192.168.122.115:8080</text:p>
            <text:p>query_plugins_info=Tru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irectory Structure for Examples</text:p>
          </draw:text-box>
        </draw:frame>
        <draw:frame draw:style-name="gr2" draw:text-style-name="P2" draw:layer="layout" svg:width="11.157cm" svg:height="13.76cm" svg:x="2.559cm" svg:y="5.798cm">
          <draw:text-box>
            <text:p>.</text:p>
            <text:p>├── extras</text:p>
            <text:p>│ <text:s text:c="2"/>└── include_demonstrations.yaml</text:p>
            <text:p>├── first_job.yml</text:p>
            <text:p>├── jenkins_jobs.ini</text:p>
            <text:p>├── jobs</text:p>
            <text:p>│ <text:s text:c="2"/>├── ex1-basic_job.yaml</text:p>
            <text:p>│ <text:s text:c="2"/>├── ex2-basic_pipeline.yaml</text:p>
            <text:p>│ <text:s text:c="2"/>├── ex3-basic_template.yaml</text:p>
            <text:p>│ <text:s text:c="2"/>├── ex4-basic_include.yaml</text:p>
            <text:p>│ <text:s text:c="2"/>├── ex5-basic_include_raw.yaml</text:p>
            <text:p>│ <text:s text:c="2"/>├── ex6-build_parameters.yaml</text:p>
            <text:p>│ <text:s text:c="2"/>├── ex7-build_properties.yaml</text:p>
            <text:p>│ <text:s text:c="2"/>└── ex8-build_scm.yaml</text:p>
            <text:p>├── README.md</text:p>
            <text:p>└── scripts</text:p>
            <text:p><text:s text:c="4"/>└── somescript.sh</text:p>
            <text:p/>
            <text:p>3 directories, 13 fil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ning Jenkins Job Build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an point at specific job</text:p>
                <text:list>
                  <text:list-item>
                    <text:p><text:span text:style-name="T1">jenkins-jobs --conf jenkins_jobs.ini update jobs/ex1-basic_job.yaml</text:span></text:p>
                  </text:list-item>
                </text:list>
              </text:list-item>
              <text:list-item>
                <text:p>Can point at directory of jobs</text:p>
                <text:list>
                  <text:list-item>
                    <text:p><text:span text:style-name="T1">jenkins-jobs --conf jenkins_jobs.ini update jobs</text:span></text:p>
                  </text:list-item>
                </text:list>
              </text:list-item>
              <text:list-item>
                <text:p>Should run test first to ensure valid XML</text:p>
                <text:list>
                  <text:list-item>
                    <text:p><text:span text:style-name="T1">jenkins-jobs --conf jenkins_jobs.ini test 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ob Bas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asic Types</text:p>
                <text:list>
                  <text:list-item>
                    <text:p>Freestyle</text:p>
                  </text:list-item>
                  <text:list-item>
                    <text:p>Pipeline (workflow)</text:p>
                  </text:list-item>
                </text:list>
              </text:list-item>
              <text:list-item>
                <text:p>Writing Features</text:p>
                <text:list>
                  <text:list-item>
                    <text:p>Templates</text:p>
                  </text:list-item>
                  <text:list-item>
                    <text:p>Include</text:p>
                  </text:list-item>
                  <text:list-item>
                    <text:p>Include-Ra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reestyle Jo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efault Project Type</text:p>
              </text:list-item>
            </text:list>
          </draw:text-box>
        </draw:frame>
        <draw:frame draw:style-name="gr2" draw:text-style-name="P2" draw:layer="layout" svg:width="8.008cm" svg:height="4.517cm" svg:x="1.778cm" svg:y="7.366cm">
          <draw:text-box>
            <text:p>- job:</text:p>
            <text:p><text:s text:c="6"/>name: basic_job</text:p>
            <text:p><text:s text:c="6"/>project-type: freestyle</text:p>
            <text:p><text:s text:c="6"/>builders:</text:p>
            <text:p><text:s text:c="10"/>- shell: 'echo "Hello"'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ipeline Job (workflow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ing DSL to configure job</text:p>
                <text:p/>
              </text:list-item>
            </text:list>
          </draw:text-box>
        </draw:frame>
        <draw:frame draw:style-name="gr3" draw:text-style-name="P4" draw:layer="layout" svg:width="9.07cm" svg:height="13.505cm" svg:x="2.54cm" svg:y="6.604cm">
          <draw:text-box>
            <text:p text:style-name="P3">- job:</text:p>
            <text:p text:style-name="P3"><text:s text:c="6"/>name: test_job</text:p>
            <text:p text:style-name="P3"><text:s text:c="6"/>project-type: workflow</text:p>
            <text:p text:style-name="P3"><text:s text:c="6"/>dsl: |</text:p>
            <text:p text:style-name="P3"><text:s text:c="8"/>//********************</text:p>
            <text:p text:style-name="P3"><text:s text:c="8"/>stage 'PreDeploy'</text:p>
            <text:p text:style-name="P3"><text:s text:c="8"/>//********************</text:p>
            <text:p text:style-name="P3"><text:s text:c="8"/>node('master') {</text:p>
            <text:p text:style-name="P3"><text:s text:c="16"/>println("Hello world")</text:p>
            <text:p text:style-name="P3"><text:s text:c="16"/>sh'hostname'</text:p>
            <text:p text:style-name="P3"><text:s text:c="8"/>}</text:p>
            <text:p text:style-name="P3"><text:s text:c="8"/>//********************</text:p>
            <text:p text:style-name="P3"><text:s text:c="8"/>stage 'Deploy'</text:p>
            <text:p text:style-name="P3"><text:s text:c="8"/>//********************</text:p>
            <text:p text:style-name="P3"><text:s text:c="8"/>node('master') {</text:p>
            <text:p text:style-name="P3"><text:s text:c="16"/>sh'pwd'</text:p>
            <text:p text:style-name="P3"><text:s text:c="8"/>}</text:p>
            <text:p text:style-name="P3"><text:s text:c="8"/>//********************</text:p>
            <text:p text:style-name="P3"><text:s text:c="8"/>stage 'Post-Deploy'</text:p>
            <text:p text:style-name="P3"><text:s text:c="8"/>//********************</text:p>
            <text:p text:style-name="P3"><text:s text:c="8"/>node('master') {</text:p>
            <text:p text:style-name="P3"><text:s text:c="16"/>sh'ls -lah'</text:p>
            <text:p text:style-name="P3"><text:s text:c="8"/>}</text:p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ultiple similar jobs</text:p>
              </text:list-item>
            </text:list>
          </draw:text-box>
        </draw:frame>
        <draw:frame draw:style-name="gr2" draw:text-style-name="P2" draw:layer="layout" svg:width="10.302cm" svg:height="11.627cm" svg:x="2.144cm" svg:y="6.661cm">
          <draw:text-box>
            <text:p>- project:</text:p>
            <text:p><text:s text:c="6"/>name: template_demonstration</text:p>
            <text:p><text:s text:c="6"/>jobs:</text:p>
            <text:p><text:s text:c="8"/>- 'template-demo-{name}':</text:p>
            <text:p><text:s text:c="16"/>name: template-first</text:p>
            <text:p><text:s text:c="16"/>shell_var: "Hello"</text:p>
            <text:p><text:s text:c="8"/>- 'template-demo-{name}':</text:p>
            <text:p><text:s text:c="16"/>name: template-second</text:p>
            <text:p><text:s text:c="16"/>shell_var: "Goodbye"</text:p>
            <text:p/>
            <text:p>- job-template:</text:p>
            <text:p><text:s text:c="4"/>name: 'template-demo-{name}'</text:p>
            <text:p><text:s text:c="4"/>id: 'template-demo-{name}'</text:p>
            <text:p><text:s text:c="4"/>builders:</text:p>
            <text:p><text:s text:c="8"/>- shell: |</text:p>
            <text:p><text:s text:c="12"/>echo "{shell_var}, World!"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clu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clude seperate yaml file</text:p>
              </text:list-item>
              <text:list-item>
                <text:p>Replace !include with yaml block</text:p>
              </text:list-item>
              <text:list-item>
                <text:p>Treats file as block of yaml (parsed)</text:p>
              </text:list-item>
            </text:list>
          </draw:text-box>
        </draw:frame>
        <draw:frame draw:style-name="gr2" draw:text-style-name="P2" draw:layer="layout" svg:width="14.565cm" svg:height="10.916cm" svg:x="2.199cm" svg:y="9.652cm">
          <draw:text-box>
            <text:p>- project:</text:p>
            <text:p><text:s text:c="6"/>name: include_demonstration</text:p>
            <text:p><text:s text:c="6"/>jobs:</text:p>
            <text:p><text:s text:c="8"/>- 'include-demonstration-{name}':</text:p>
            <text:p><text:s text:c="16"/>name: include-first</text:p>
            <text:p><text:s text:c="8"/>- 'include-demonstration-{name}':</text:p>
            <text:p><text:s text:c="16"/>name: include-second</text:p>
            <text:p/>
            <text:p>- job-template:</text:p>
            <text:p><text:s text:c="4"/>name: 'include-demonstration-{name}'</text:p>
            <text:p><text:s text:c="4"/>id: 'include-demonstration-{name}'</text:p>
            <text:p><text:s text:c="4"/>VAR1: "Hello"</text:p>
            <text:p><text:s text:c="4"/>VAR2: "World"</text:p>
            <text:p><text:s text:c="4"/>builders:</text:p>
            <text:p><text:s text:c="8"/>!include: extras/include_demonstrations.yaml</text:p>
          </draw:text-box>
        </draw:frame>
        <draw:frame draw:style-name="gr2" draw:text-style-name="P2" draw:layer="layout" svg:width="11.788cm" svg:height="5.228cm" svg:x="16.256cm" svg:y="10.668cm">
          <draw:text-box>
            <text:p><text:span text:style-name="T2">(extras/include_demonstration.yaml):</text:span></text:p>
            <text:p/>
            <text:p>- shell: |</text:p>
            <text:p><text:s text:c="4"/>echo "include-test-{name}"</text:p>
            <text:p><text:s text:c="4"/>echo "{VAR1}"</text:p>
            <text:p><text:s text:c="4"/>echo "{VAR2}"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clude Ra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clude separate file of any kind</text:p>
              </text:list-item>
              <text:list-item>
                <text:p>Replaces !include-raw with text from file</text:p>
              </text:list-item>
              <text:list-item>
                <text:p>Does not parse</text:p>
              </text:list-item>
            </text:list>
          </draw:text-box>
        </draw:frame>
        <draw:frame draw:style-name="gr2" draw:text-style-name="P6" draw:layer="layout" svg:width="10.061cm" svg:height="10.91cm" svg:x="1.708cm" svg:y="9.76cm">
          <draw:text-box>
            <text:p text:style-name="P5">- project:</text:p>
            <text:p text:style-name="P5"><text:s text:c="6"/>name: include_raw_demonstration</text:p>
            <text:p text:style-name="P5"><text:s text:c="6"/>jobs:</text:p>
            <text:p text:style-name="P5"><text:s text:c="8"/>- 'include-raw-test-{name}':</text:p>
            <text:p text:style-name="P5"><text:s text:c="16"/>name: include-raw-first</text:p>
            <text:p text:style-name="P5"><text:s text:c="16"/>shell_var: "City"</text:p>
            <text:p text:style-name="P5"><text:s text:c="8"/>- 'include-raw-test-{name}':</text:p>
            <text:p text:style-name="P5"><text:s text:c="16"/>name: include-raw-second</text:p>
            <text:p text:style-name="P5"><text:s text:c="16"/>shell_var: "Country"</text:p>
            <text:p text:style-name="P5"/>
            <text:p text:style-name="P5">- job-template:</text:p>
            <text:p text:style-name="P5"><text:s text:c="4"/>name: 'include-raw-test-{name}'</text:p>
            <text:p text:style-name="P5"><text:s text:c="4"/>id: 'include-raw-test-{name}'</text:p>
            <text:p text:style-name="P5"><text:s text:c="4"/>builders:</text:p>
            <text:p text:style-name="P5"><text:s text:c="8"/>- shell:</text:p>
            <text:p text:style-name="P5"><text:s text:c="12"/>!include-raw:</text:p>
            <text:p text:style-name="P5"><text:s text:c="16"/>- scripts/somescript.sh</text:p>
          </draw:text-box>
        </draw:frame>
        <draw:frame draw:style-name="gr4" draw:text-style-name="P8" draw:layer="layout" svg:width="10.414cm" svg:height="3.334cm" svg:x="15.748cm" svg:y="9.874cm">
          <draw:text-box>
            <text:p text:style-name="P7"><text:span text:style-name="T3">(scripts/somescript.sh):</text:span></text:p>
            <text:p text:style-name="P7"><text:span text:style-name="T4">echo "Hello {shell_var}"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ob Modu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oo many to go over in this presentation, a few examples...</text:p>
              </text:list-header>
              <text:list-item>
                <text:p>Parameters</text:p>
              </text:list-item>
              <text:list-item>
                <text:p>Properties</text:p>
              </text:list-item>
              <text:list-item>
                <text:p>Publishers</text:p>
              </text:list-item>
              <text:list-item>
                <text:p>SCM</text:p>
              </text:list-item>
              <text:list-item>
                <text:p>Triggers</text:p>
              </text:list-item>
              <text:list-item>
                <text:p>Wrapp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pecify build parameters</text:p>
              </text:list-item>
            </text:list>
          </draw:text-box>
        </draw:frame>
        <draw:frame draw:style-name="gr2" draw:text-style-name="P2" draw:layer="layout" svg:width="17.575cm" svg:height="5.939cm" svg:x="2.491cm" svg:y="7.015cm">
          <draw:text-box>
            <text:p>builders:</text:p>
            <text:p><text:s text:c="4"/>- shell: echo Hello, ${PARAM}!</text:p>
            <text:p>parameters:</text:p>
            <text:p><text:s text:c="4"/>- string:</text:p>
            <text:p><text:s text:c="8"/>name: PARAM</text:p>
            <text:p><text:s text:c="8"/>default: "World"</text:p>
            <text:p><text:s text:c="8"/>description: "A parameter named PARAM to be echoed"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per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ultiple properties for build</text:p>
                <text:list>
                  <text:list-item>
                    <text:p>Build-discarder (older versions ‘logrotate’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38cm" svg:height="3.095cm" svg:x="2.54cm" svg:y="8.382cm">
          <draw:text-box>
            <text:p>properties: <text:s text:c="54"/></text:p>
            <text:p><text:s text:c="4"/>- build-discarder: <text:s text:c="43"/></text:p>
            <text:p><text:s text:c="8"/>days-to-keep: 1 <text:s text:c="42"/></text:p>
            <text:p><text:s text:c="8"/>num-to-keep: 1 <text:s text:c="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blish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ctions on completion of a job</text:p>
                <text:list>
                  <text:list-item>
                    <text:p>email, artifact-deploy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926cm" svg:height="2.384cm" svg:x="2.54cm" svg:y="8.538cm">
          <draw:text-box>
            <text:p>publishers:</text:p>
            <text:p><text:s text:c="2"/>- email:</text:p>
            <text:p><text:s text:c="6"/>recipients: foo@example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pecify SCM location</text:p>
              </text:list-item>
            </text:list>
          </draw:text-box>
        </draw:frame>
        <draw:frame draw:style-name="gr2" draw:text-style-name="P2" draw:layer="layout" svg:width="17.177cm" svg:height="3.806cm" svg:x="2.127cm" svg:y="6.608cm">
          <draw:text-box>
            <text:p>scm:</text:p>
            <text:p><text:s text:c="4"/>- git:</text:p>
            <text:p><text:s text:c="8"/>url: https://github.com/dankolbrs/jenkins-jobs-howto.git</text:p>
            <text:p><text:s text:c="8"/>branches:</text:p>
            <text:p><text:s text:c="12"/>- master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gg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un based on... trigger.</text:p>
                <text:list>
                  <text:list-item>
                    <text:p>github - run on push or PR</text:p>
                  </text:list-item>
                  <text:list-item>
                    <text:p>timed – cron</text:p>
                  </text:list-item>
                  <text:list-item>
                    <text:p>build-result - Result of other buil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rappers</text:p>
          </draw:text-box>
        </draw:frame>
        <draw:frame presentation:style-name="pr5" draw:layer="layout" svg:width="25.199cm" svg:height="12.179cm" svg:x="1.4cm" svg:y="4.714cm" presentation:class="outline" presentation:user-transformed="true">
          <draw:text-box>
            <text:list text:style-name="L3">
              <text:list-item>
                <text:p>Alter the way a job is run</text:p>
                <text:list>
                  <text:list-item>
                    <text:p>credentials-binding</text:p>
                    <text:list>
                      <text:list-item>
                        <text:p>Passes credential as env var, does not log to console</text:p>
                      </text:list-item>
                      <text:list-item>
                        <text:p>UUID pulled from URL of the credentials page</text:p>
                      </text:list-item>
                    </text:list>
                  </text:list-item>
                  <text:list-item>
                    <text:p>ssh-credentials</text:p>
                    <text:list>
                      <text:list-item>
                        <text:p>Loads ssh-ag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7.224cm" svg:height="3.806cm" svg:x="1.016cm" svg:y="14.224cm">
          <draw:text-box>
            <text:p>- credentials-binding:</text:p>
            <text:p><text:s text:c="4"/>- username-password-separated:</text:p>
            <text:p><text:s text:c="7"/>credential-id: b3e6f337-5d44-4f57-921c-1632d796caae</text:p>
            <text:p><text:s text:c="7"/>username: myUsername</text:p>
            <text:p><text:s text:c="7"/>password: myPassword</text:p>
          </draw:text-box>
        </draw:frame>
        <draw:frame draw:style-name="gr2" draw:text-style-name="P2" draw:layer="layout" svg:width="15.154cm" svg:height="2.384cm" svg:x="11.938cm" svg:y="17.682cm">
          <draw:text-box>
            <text:p><text:s text:c="2"/>- ssh-agent-credentials:</text:p>
            <text:p><text:s text:c="8"/>users:</text:p>
            <text:p><text:s text:c="12"/>- '44747833-247a-407a-a98f-a5a2d785111c'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13:56:41.413304125</meta:creation-date>
    <dc:date>2016-12-12T14:24:12.648233662</dc:date>
    <meta:editing-duration>PT27M29S</meta:editing-duration>
    <meta:editing-cycles>7</meta:editing-cycles>
    <meta:generator>LibreOffice/5.2.3.3$Linux_X86_64 LibreOffice_project/20$Build-3</meta:generator>
    <meta:document-statistic meta:object-count="107"/>
  </office:meta>
</office:document-meta>
</file>